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Source Serif Pro" svg:font-family="'Source Serif Pro', serif"/>
    <style:font-face style:name="Ubuntu1" svg:font-family="Ubuntu, 'var nv-fallback-ff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93939" style:font-name="Ubuntu1" fo:letter-spacing="normal" fo:font-style="normal" fo:font-weight="normal" officeooo:rsid="0007f466" officeooo:paragraph-rsid="0007f466"/>
    </style:style>
    <style:style style:name="P2" style:family="paragraph" style:parent-style-name="Heading_20_4">
      <style:text-properties fo:font-variant="normal" fo:text-transform="none" fo:color="#393939" style:font-name="Ubuntu1" fo:letter-spacing="normal" fo:font-style="normal" fo:font-weight="normal" officeooo:rsid="0007f466" officeooo:paragraph-rsid="0007f466"/>
    </style:style>
    <style:style style:name="P3" style:family="paragraph" style:parent-style-name="Text_20_body">
      <style:text-properties officeooo:paragraph-rsid="0008a813"/>
    </style:style>
    <style:style style:name="P4" style:family="paragraph" style:parent-style-name="Text_20_body">
      <style:text-properties officeooo:paragraph-rsid="000c1e1b"/>
    </style:style>
    <style:style style:name="P5" style:family="paragraph" style:parent-style-name="Text_20_body">
      <style:text-properties officeooo:paragraph-rsid="000d6092"/>
    </style:style>
    <style:style style:name="P6" style:family="paragraph" style:parent-style-name="Heading_20_2">
      <style:text-properties fo:font-variant="normal" fo:text-transform="none" fo:color="#393939" style:font-name="Arial" fo:font-size="12pt" fo:letter-spacing="normal" fo:font-style="normal" fo:font-weight="normal" officeooo:rsid="0007f466" officeooo:paragraph-rsid="0007f466" style:font-size-asian="12pt" style:font-weight-asian="normal" style:font-size-complex="12pt" style:font-weight-complex="normal"/>
    </style:style>
    <style:style style:name="P7" style:family="paragraph" style:parent-style-name="Heading_20_2">
      <style:text-properties fo:font-variant="normal" fo:text-transform="none" fo:color="#393939" style:font-name="Arial" fo:font-size="12pt" fo:letter-spacing="normal" fo:font-style="normal" fo:font-weight="normal" officeooo:paragraph-rsid="0007f466" style:font-weight-asian="normal" style:font-weight-complex="normal"/>
    </style:style>
    <style:style style:name="P8" style:family="paragraph" style:parent-style-name="Standard">
      <style:text-properties style:font-name="Arial" officeooo:paragraph-rsid="0011209b"/>
    </style:style>
    <style:style style:name="P9" style:family="paragraph" style:parent-style-name="Standard">
      <style:text-properties style:font-name="Arial" officeooo:rsid="00052fca" officeooo:paragraph-rsid="000d6092"/>
    </style:style>
    <style:style style:name="P10" style:family="paragraph" style:parent-style-name="Standard">
      <style:text-properties style:font-name="Arial" officeooo:rsid="00052fca" officeooo:paragraph-rsid="00052fca"/>
    </style:style>
    <style:style style:name="P11" style:family="paragraph" style:parent-style-name="Standard">
      <style:text-properties style:font-name="Arial" officeooo:paragraph-rsid="00052fca"/>
    </style:style>
    <style:style style:name="P12" style:family="paragraph" style:parent-style-name="Standard">
      <style:text-properties style:font-name="Arial" officeooo:paragraph-rsid="000d6092"/>
    </style:style>
    <style:style style:name="P13" style:family="paragraph" style:parent-style-name="Standard">
      <style:text-properties style:font-name="Arial" officeooo:rsid="000d6092" officeooo:paragraph-rsid="000d6092"/>
    </style:style>
    <style:style style:name="P14" style:family="paragraph" style:parent-style-name="Standard">
      <style:text-properties style:font-name="Arial" officeooo:rsid="0007f466" officeooo:paragraph-rsid="0007f466"/>
    </style:style>
    <style:style style:name="P15" style:family="paragraph" style:parent-style-name="Standard">
      <style:text-properties style:font-name="Arial" officeooo:rsid="0015439b" officeooo:paragraph-rsid="0015439b"/>
    </style:style>
    <style:style style:name="P16" style:family="paragraph" style:parent-style-name="Text_20_body">
      <style:text-properties fo:font-variant="normal" fo:text-transform="none" fo:color="#393939" style:font-name="Arial" fo:font-size="12pt" fo:letter-spacing="normal" fo:font-style="normal" fo:font-weight="normal" officeooo:rsid="0007f466" officeooo:paragraph-rsid="000d1a7e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variant="normal" fo:text-transform="none" fo:color="#393939" style:font-name="Arial" fo:font-size="12pt" fo:letter-spacing="normal" fo:font-style="normal" fo:font-weight="normal" officeooo:rsid="0007f466" officeooo:paragraph-rsid="0008a813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fo:color="#555555" style:font-name="Arial" fo:font-size="12pt" fo:letter-spacing="normal" fo:font-style="normal" fo:font-weight="normal" officeooo:paragraph-rsid="0008a813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variant="normal" fo:text-transform="none" fo:color="#495057" style:font-name="Source Serif Pro" fo:font-size="12pt" fo:letter-spacing="normal" fo:font-style="normal" fo:font-weight="normal" officeooo:rsid="0029472a" officeooo:paragraph-rsid="0029472a"/>
    </style:style>
    <style:style style:name="P20" style:family="paragraph" style:parent-style-name="Text_20_body">
      <style:text-properties fo:font-variant="normal" fo:text-transform="none" fo:color="#495057" style:font-name="Source Serif Pro" fo:font-size="12pt" fo:letter-spacing="normal" fo:font-style="normal" fo:font-weight="normal" officeooo:rsid="002b0c66" officeooo:paragraph-rsid="002b0c66"/>
    </style:style>
    <style:style style:name="P21" style:family="paragraph" style:parent-style-name="Text_20_body">
      <style:text-properties style:font-name="Arial" fo:font-weight="normal" officeooo:paragraph-rsid="000a8c6d" style:font-weight-asian="normal" style:font-weight-complex="normal"/>
    </style:style>
    <style:style style:name="P22" style:family="paragraph" style:parent-style-name="Text_20_body">
      <style:text-properties style:font-name="Arial" fo:font-weight="normal" officeooo:paragraph-rsid="000d1a7e" style:font-weight-asian="normal" style:font-weight-complex="normal"/>
    </style:style>
    <style:style style:name="P23" style:family="paragraph" style:parent-style-name="Text_20_body">
      <style:text-properties style:font-name="Arial" officeooo:rsid="00188c80" officeooo:paragraph-rsid="00188c80"/>
    </style:style>
    <style:style style:name="P24" style:family="paragraph" style:parent-style-name="Text_20_body">
      <style:text-properties style:font-name="Arial" officeooo:rsid="00188c80" officeooo:paragraph-rsid="0019b860"/>
    </style:style>
    <style:style style:name="P25" style:family="paragraph" style:parent-style-name="Text_20_body">
      <style:text-properties officeooo:paragraph-rsid="000c1e1b"/>
    </style:style>
    <style:style style:name="P26" style:family="paragraph" style:parent-style-name="Text_20_body">
      <style:text-properties officeooo:paragraph-rsid="0012fc5c"/>
    </style:style>
    <style:style style:name="P27" style:family="paragraph" style:parent-style-name="Text_20_body">
      <style:text-properties officeooo:paragraph-rsid="00188c80"/>
    </style:style>
    <style:style style:name="P28" style:family="paragraph" style:parent-style-name="Text_20_body">
      <style:text-properties officeooo:paragraph-rsid="0019b860"/>
    </style:style>
    <style:style style:name="P29" style:family="paragraph" style:parent-style-name="Text_20_body">
      <style:text-properties officeooo:paragraph-rsid="001b703b"/>
    </style:style>
    <style:style style:name="P30" style:family="paragraph" style:parent-style-name="Text_20_body">
      <style:text-properties officeooo:rsid="00242a1a" officeooo:paragraph-rsid="00242a1a"/>
    </style:style>
    <style:style style:name="P31" style:family="paragraph" style:parent-style-name="Text_20_body">
      <style:text-properties officeooo:paragraph-rsid="00242a1a"/>
    </style:style>
    <style:style style:name="P32" style:family="paragraph" style:parent-style-name="Text_20_body">
      <style:text-properties officeooo:rsid="00281be0" officeooo:paragraph-rsid="00281be0"/>
    </style:style>
    <style:style style:name="P33" style:family="paragraph" style:parent-style-name="Text_20_body">
      <style:text-properties officeooo:rsid="0029472a" officeooo:paragraph-rsid="0029472a"/>
    </style:style>
    <style:style style:name="T1" style:family="text">
      <style:text-properties officeooo:rsid="00052fca"/>
    </style:style>
    <style:style style:name="T2" style:family="text">
      <style:text-properties officeooo:rsid="000645a3"/>
    </style:style>
    <style:style style:name="T3" style:family="text">
      <style:text-properties fo:font-variant="normal" fo:text-transform="none" fo:color="#393939" fo:font-size="12pt" fo:letter-spacing="normal" fo:font-style="normal" officeooo:rsid="0007f466" style:font-size-asian="12pt" style:font-size-complex="12pt"/>
    </style:style>
    <style:style style:name="T4" style:family="text">
      <style:text-properties fo:font-variant="normal" fo:text-transform="none" fo:color="#393939" style:font-name="Arial" fo:letter-spacing="normal" fo:font-style="normal" fo:font-weight="normal" officeooo:rsid="0007f466" style:font-weight-asian="normal" style:font-weight-complex="normal"/>
    </style:style>
    <style:style style:name="T5" style:family="text">
      <style:text-properties fo:font-variant="normal" fo:text-transform="none" fo:color="#393939" style:font-name="Arial" fo:letter-spacing="normal" fo:font-style="normal" fo:font-weight="normal" officeooo:rsid="000c1e1b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393939" style:font-name="Arial" fo:letter-spacing="normal" fo:font-style="normal" fo:font-weight="normal" officeooo:rsid="000c1e1b" style:font-style-asian="italic" style:font-style-complex="italic"/>
    </style:style>
    <style:style style:name="T7" style:family="text">
      <style:text-properties fo:font-variant="normal" fo:text-transform="none" fo:color="#393939" style:font-name="Arial" fo:letter-spacing="normal" fo:font-style="normal" fo:font-weight="normal" officeooo:rsid="000d6092" style:font-style-asian="italic" style:font-style-complex="italic"/>
    </style:style>
    <style:style style:name="T8" style:family="text">
      <style:text-properties fo:font-variant="normal" fo:text-transform="none" fo:color="#393939" style:font-name="Arial" fo:letter-spacing="normal" fo:font-style="normal" fo:font-weight="normal" officeooo:rsid="0012fc5c" style:font-style-asian="italic" style:font-style-complex="italic"/>
    </style:style>
    <style:style style:name="T9" style:family="text">
      <style:text-properties fo:font-variant="normal" fo:text-transform="none" fo:color="#393939" style:font-name="Arial" fo:letter-spacing="normal" fo:font-style="normal" fo:font-weight="normal" officeooo:rsid="0013e0a7" style:font-style-asian="italic" style:font-style-complex="italic"/>
    </style:style>
    <style:style style:name="T10" style:family="text">
      <style:text-properties fo:font-variant="normal" fo:text-transform="none" fo:color="#393939" style:font-name="Arial" fo:letter-spacing="normal" fo:font-style="normal" fo:font-weight="normal" officeooo:rsid="0015439b" style:font-style-asian="italic" style:font-style-complex="italic"/>
    </style:style>
    <style:style style:name="T11" style:family="text">
      <style:text-properties fo:font-variant="normal" fo:text-transform="none" fo:color="#393939" style:font-name="Arial" fo:letter-spacing="normal" fo:font-style="normal" fo:font-weight="normal" officeooo:rsid="00188c80" style:font-style-asian="italic" style:font-style-complex="italic"/>
    </style:style>
    <style:style style:name="T12" style:family="text">
      <style:text-properties fo:font-variant="normal" fo:text-transform="none" fo:color="#393939" style:font-name="Arial" fo:letter-spacing="normal" fo:font-style="normal" fo:font-weight="normal" officeooo:rsid="0019b860" style:font-style-asian="italic" style:font-style-complex="italic"/>
    </style:style>
    <style:style style:name="T13" style:family="text">
      <style:text-properties fo:font-variant="normal" fo:text-transform="none" fo:color="#555555" fo:font-size="12pt" fo:letter-spacing="normal" fo:font-style="normal" style:font-size-asian="12pt" style:font-size-complex="12pt"/>
    </style:style>
    <style:style style:name="T14" style:family="text">
      <style:text-properties fo:color="#555555" style:font-size-asian="12pt" style:font-size-complex="12pt"/>
    </style:style>
    <style:style style:name="T15" style:family="text">
      <style:text-properties officeooo:rsid="0007f466" style:font-size-asian="12pt" style:font-size-complex="12pt"/>
    </style:style>
    <style:style style:name="T16" style:family="text">
      <style:text-properties officeooo:rsid="000a8c6d"/>
    </style:style>
    <style:style style:name="T17" style:family="text">
      <style:text-properties officeooo:rsid="000d1a7e"/>
    </style:style>
    <style:style style:name="T18" style:family="text">
      <style:text-properties officeooo:rsid="000d6092"/>
    </style:style>
    <style:style style:name="T19" style:family="text">
      <style:text-properties officeooo:rsid="0011209b"/>
    </style:style>
    <style:style style:name="T20" style:family="text">
      <style:text-properties style:font-name="Arial"/>
    </style:style>
    <style:style style:name="T21" style:family="text">
      <style:text-properties style:font-name="Arial" fo:font-size="12pt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style="normal" style:font-size-asian="12pt" style:font-weight-asian="normal" style:font-size-complex="12pt" style:font-weight-complex="normal"/>
    </style:style>
    <style:style style:name="T23" style:family="text">
      <style:text-properties style:font-name="Arial" fo:font-style="normal" style:font-weight-asian="normal" style:font-weight-complex="normal"/>
    </style:style>
    <style:style style:name="T24" style:family="text">
      <style:text-properties style:font-name="Arial" officeooo:rsid="00188c80"/>
    </style:style>
    <style:style style:name="T25" style:family="text">
      <style:text-properties style:font-name="Arial" officeooo:rsid="001b703b"/>
    </style:style>
    <style:style style:name="T26" style:family="text">
      <style:text-properties style:font-name="Arial" officeooo:rsid="001c5433"/>
    </style:style>
    <style:style style:name="T27" style:family="text">
      <style:text-properties style:font-name="Arial" officeooo:rsid="001c80d5"/>
    </style:style>
    <style:style style:name="T28" style:family="text">
      <style:text-properties style:font-name="Arial" officeooo:rsid="001d153f"/>
    </style:style>
    <style:style style:name="T29" style:family="text">
      <style:text-properties style:font-name="Arial" officeooo:rsid="001e235c"/>
    </style:style>
    <style:style style:name="T30" style:family="text">
      <style:text-properties style:font-name="Arial" officeooo:rsid="001f658c"/>
    </style:style>
    <style:style style:name="T31" style:family="text">
      <style:text-properties style:font-name="Arial" officeooo:rsid="0020679f"/>
    </style:style>
    <style:style style:name="T32" style:family="text">
      <style:text-properties style:font-name="Arial" officeooo:rsid="0021958d"/>
    </style:style>
    <style:style style:name="T33" style:family="text">
      <style:text-properties style:font-name="Arial" officeooo:rsid="0023085e"/>
    </style:style>
    <style:style style:name="T34" style:family="text">
      <style:text-properties style:font-name="Arial" officeooo:rsid="00242a1a"/>
    </style:style>
    <style:style style:name="T35" style:family="text">
      <style:text-properties style:font-name="Arial" officeooo:rsid="0024f6d0"/>
    </style:style>
    <style:style style:name="T36" style:family="text">
      <style:text-properties style:font-name="Arial" officeooo:rsid="002683f8"/>
    </style:style>
    <style:style style:name="T37" style:family="text">
      <style:text-properties style:font-name="Arial" officeooo:rsid="002779e2"/>
    </style:style>
    <style:style style:name="T38" style:family="text">
      <style:text-properties style:font-name="Arial" officeooo:rsid="00281be0"/>
    </style:style>
    <style:style style:name="T39" style:family="text">
      <style:text-properties style:font-name="Arial" officeooo:rsid="002cab15"/>
    </style:style>
    <style:style style:name="T40" style:family="text">
      <style:text-properties officeooo:rsid="002cab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8">Id</text:span><text:span text:style-name="T19">e</text:span><text:span text:style-name="T18">ias:</text:span></text:p>
      <text:p text:style-name="P9"/>
      <text:p text:style-name="P10">Nossa equipe Teve ideias das mais mirabolantes imagináveis, todas muito criativas, mas logicamente que nem todas viáveis no sentido de serem economicamente sustentáveis.</text:p>
      <text:p text:style-name="P10"/>
      <text:p text:style-name="P11"><text:span text:style-name="T1">Algumas talvez iriam gerar custos altos para implantação desenvolvimento e que talvez não pudessem no final das contas oferecer uma solução muito melhor do que uma ideia simples porém bem calculada </text:span><text:span text:style-name="T17">e com um</text:span><text:span text:style-name="T1"> orçamento </text:span><text:span text:style-name="T17">mínimo</text:span><text:span text:style-name="T1">, <text:s/>e que resolvesse o principal problema que identificamos no desafio de Ambiente e Saúde proposto pela Dani.</text:span></text:p>
      <text:p text:style-name="P15">--------------------------------------------------</text:p>
      <text:p text:style-name="P12"/>
      <text:p text:style-name="P13">Problema identificado:</text:p>
      <text:p text:style-name="P13"/>
      <text:p text:style-name="P11"><text:span text:style-name="T1">Principal problema que entendemos deste desafio é que </text:span><text:span text:style-name="T2">atualmente a ferramenta existente de verificação das escalas dos pacientes ainda é Manual, utilizando uma planilha com papel é caneta para preenchimento de dados que precisam ser computados manualmente com uma calculadora para identificar em que grau da escala o paciente se encontra naquele momento, tornando assim o trabalho do enfermeiro muito manual neste sentido podendo ocorrer risco de erros de cálculos ( pois eles são feitos de forma manual ) além de ser necessários em caso de hospitais que possuem prontuário eletrônico repassar de forma manual com a digitação dos dados coletados manualmente para dentro do prontuário eletrônico, e em casos de hospitais que por ventura não tenha este prontuário eletrônico, estes dados das escalas podem produzir uma imensa pilha de papeis que dificultam o acesso da consulta destes dados pelos profissionais da saúde.</text:span></text:p>
      <text:p text:style-name="P11"/>
      <text:p text:style-name="P14">Outro desafio importante deste projeto é que todo este problema relatado acima se multiplica pela quantidade de escalas existentes vamos citar apenas algumas :</text:p>
      <text:p text:style-name="P14"/>
      <text:h text:style-name="P6" text:outline-level="2">-Escala de Braden</text:h>
      <text:p text:style-name="P21"><text:span text:style-name="T3">-</text:span><text:span text:style-name="T16">E</text:span>scala de Cubbin &amp; Jackson</text:p>
      <text:p text:style-name="P16">-Escala de Morse</text:p>
      <text:p text:style-name="P16">-Escala de Ramsay</text:p>
      <text:p text:style-name="P22"><text:span text:style-name="T3">-</text:span><text:span text:style-name="T13">Escala de Richmond – Richmond Agitation Sedation Scale (RASS)</text:span></text:p>
      <text:p text:style-name="P18">-Escala de Sedação-Agitação: Sedation-Agitation Scale – SAS</text:p>
      <text:p text:style-name="P17">-SOFA – Sequential Organ Failure Assessment</text:p>
      <text:h text:style-name="P7" text:outline-level="2"><text:span text:style-name="T15">-</text:span><text:span text:style-name="T14">Escala de Glasgow – Glasgow Coma Scale (GCS)</text:span></text:h>
      <text:h text:style-name="P1" text:outline-level="2"><text:span text:style-name="T21">-APACHE – </text:span><text:span text:style-name="Emphasis"><text:span text:style-name="T22">Acute Physiology Chronic Health Evaluation</text:span></text:span></text:h>
      <text:h text:style-name="P2" text:outline-level="4"><text:span text:style-name="Emphasis"><text:span text:style-name="T22">-Escala Infusion Nurses Society</text:span></text:span></text:h>
      <text:h text:style-name="P2" text:outline-level="4"><text:span text:style-name="Emphasis"><text:span text:style-name="T22">-</text:span></text:span><text:span text:style-name="Emphasis"><text:span text:style-name="T23">Escala Maddox</text:span></text:span></text:h>
      <text:h text:style-name="P2" text:outline-level="4"><text:span text:style-name="Emphasis"><text:span text:style-name="T23">-Escala Visual Infusion Phlebiti</text:span></text:span></text:h>
      <text:p text:style-name="P3"><text:span text:style-name="Emphasis"><text:span text:style-name="T4">-Escala de Depressão Pós-natal de Edimburgo (Edinburgh Postnatal Depression Scale – EPDS)</text:span></text:span></text:p>
      <text:p text:style-name="P3"><text:soft-page-break/><text:span text:style-name="Emphasis"><text:span text:style-name="T4">-Escala de Alerta Precoce Modificada (EAPM)</text:span></text:span></text:p>
      <text:p text:style-name="P3"><text:span text:style-name="Emphasis"><text:span text:style-name="T4">-Escala de MEWS</text:span></text:span></text:p>
      <text:p text:style-name="P3"><text:span text:style-name="Emphasis"><text:span text:style-name="T4">-ESCALA DE NORTON</text:span></text:span></text:p>
      <text:p text:style-name="P3"><text:span text:style-name="Emphasis"><text:span text:style-name="T4">- ESCALA DE WATERLOW</text:span></text:span></text:p>
      <text:p text:style-name="P4"><text:span text:style-name="Emphasis"><text:span text:style-name="T4">- ESCALA DE </text:span></text:span><text:span text:style-name="Emphasis"><text:span text:style-name="T5">DOR</text:span></text:span></text:p>
      <text:p text:style-name="P4"><text:span text:style-name="Emphasis"><text:span text:style-name="T5">- ESCALA DE NHISS</text:span></text:span></text:p>
      <text:p text:style-name="P4"><text:span text:style-name="Emphasis"><text:span text:style-name="T6"/></text:span></text:p>
      <text:p text:style-name="P5"><text:span text:style-name="Emphasis"><text:span text:style-name="T7">Proposta de solução:</text:span></text:span></text:p>
      <text:p text:style-name="P4"><text:span text:style-name="Emphasis"><text:span text:style-name="T6"/></text:span></text:p>
      <text:p text:style-name="P26"><text:span text:style-name="Emphasis"><text:span text:style-name="T8">Com base no problema a solução pensada pelo nosso grupo é a implantação de um sistema </text:span></text:span><text:span text:style-name="Emphasis"><text:span text:style-name="T11">funcional, fácil de usar </text:span></text:span><text:span text:style-name="Emphasis"><text:span text:style-name="T12">e amigável ao usuário</text:span></text:span><text:span text:style-name="Emphasis"><text:span text:style-name="T11"> e de baixo orçamento</text:span></text:span><text:span text:style-name="Emphasis"><text:span text:style-name="T8"> em que o </text:span></text:span><text:span text:style-name="Emphasis"><text:span text:style-name="T11">profissional</text:span></text:span><text:span text:style-name="Emphasis"><text:span text:style-name="T8"> entra com seu login e baseado em suas permissões ele pode consultar os dados do paciente, fazer a aferição das escalas ou prescrever novas escalas para aquele paciente, </text:span></text:span><text:span text:style-name="Emphasis"><text:span text:style-name="T9">ao fazer a aferição ele alimenta o banco de dados do sistema e esses dados </text:span></text:span><text:span text:style-name="Emphasis"><text:span text:style-name="T12">após consolidados de acordo com a regra da escala</text:span></text:span><text:span text:style-name="Emphasis"><text:span text:style-name="T9"> </text:span></text:span><text:span text:style-name="Emphasis"><text:span text:style-name="T12">geram informações sobre a situação do paciente, ficam persistentes no histórico do paciente dentro do sistema e podem</text:span></text:span><text:span text:style-name="Emphasis"><text:span text:style-name="T9"> ser </text:span></text:span><text:span text:style-name="Emphasis"><text:span text:style-name="T10">exportad</text:span></text:span><text:span text:style-name="Emphasis"><text:span text:style-name="T12">a</text:span></text:span><text:span text:style-name="Emphasis"><text:span text:style-name="T10">s para o sistema do hospital.</text:span></text:span></text:p>
      <text:p text:style-name="P28"><text:span text:style-name="Emphasis"><text:span text:style-name="T12">Com isso a proposta seria que essa plataforma fosse exclusiva para controle das escalas de saúde dos pacientes, podendo trabalhar de forma autônoma e independente separada dos sistemas já existentes no hospital, seja ele qual for (apenas essa plataforma iria herdar o número do prontuário do paciente e a matrícula do profissional que será o usuário do sistema nos seus cadastros, pois com essas duas chaves de dados já seria possível efetuar exportações dos dados da nossa plataforma para a o sistema do hospital, seja ele qual for sem a necessidade de intervenção nos sistemas já implantados e utilizados em hospitais).</text:span></text:span></text:p>
      <text:p text:style-name="P4"><text:span text:style-name="Emphasis"><text:span text:style-name="T6"/></text:span></text:p>
      <text:p text:style-name="P4"><text:span text:style-name="Emphasis"><text:span text:style-name="T6"/></text:span></text:p>
      <text:p text:style-name="P27"><text:span text:style-name="T24">Algumas vantagens da nossa solução:</text:span></text:p>
      <text:p text:style-name="P23"/>
      <text:p text:style-name="P24">- Eliminaria o uso da caneta e papel para o preenchimento de dados e a redigitação pois depois os dados seriam exportados para o sistema do hospital.</text:p>
      <text:p text:style-name="P27"><text:span text:style-name="T24">- </text:span><text:span text:style-name="T27">Projeto </text:span><text:span text:style-name="T24">funcional, de fácil utilização </text:span><text:span text:style-name="T27">e amigável ao usuário</text:span><text:span text:style-name="T24">.</text:span></text:p>
      <text:p text:style-name="P29"><text:span text:style-name="T24">- </text:span><text:span text:style-name="T25">Um protótipo Beta desse sistema </text:span><text:span text:style-name="T39">rodando em ambiente desktop</text:span><text:span text:style-name="T25"> </text:span><text:span text:style-name="T26">contemplando inicialmente poucas escalas</text:span><text:span text:style-name="T25"> para testes seria</text:span><text:span text:style-name="T24"> de baixo orçamento</text:span><text:span text:style-name="T25"> e possível de ser feito com uma</text:span><text:span text:style-name="T24"> </text:span><text:span text:style-name="T25">l</text:span><text:span text:style-name="T24">ógica </text:span><text:span text:style-name="T25">relativamente</text:span><text:span text:style-name="T24"> simples de programação, podendo </text:span><text:span text:style-name="T25">inclusive</text:span><text:span text:style-name="T24"> ser desenvolvido com os conhecimentos adquiridos até o momento no programa Jovem Programador </text:span><text:span text:style-name="T25">e em um curto espaço de tempo </text:span><text:span text:style-name="T26">(poucos dias)</text:span><text:span text:style-name="T24">. </text:span><text:span text:style-name="T28">Afirmo isso pois integrantes da nossa equipe já cumpriram um desafio semelhante porém em outro segmento (</text:span><text:span text:style-name="T31">era </text:span><text:span text:style-name="T28">um </text:span><text:soft-page-break/><text:span text:style-name="T28">sistema de controle de um salão de beleza que também </text:span><text:span text:style-name="T31">contemplou</text:span><text:span text:style-name="T28"> uma lógica de programação relativamente complexa </text:span><text:span text:style-name="T31">para o nosso nível de aprendizado</text:span><text:span text:style-name="T28">) e em poucos dias a tarefa foi apresentada para o grupo de colegas </text:span><text:span text:style-name="T29">do curso Jovem Programador </text:span><text:span text:style-name="T30">da unidade de Palhoça</text:span><text:span text:style-name="T28">. </text:span><text:span text:style-name="T39">Claro que entendemos que para ser funcional esse sistema deve funcionar em aplicativos mobile e não apenas desktop, para contemplar a logística de uso em um ambiente hospitalar e de UTI indo de leito em leito fazendo aferições dos pacientes.</text:span></text:p>
      <text:p text:style-name="P29"><text:span text:style-name="T24">- </text:span><text:span text:style-name="T27">A ideia é que a plataforma desse sistema possa contemplar desde apenas uma das escalas de controle do paciente (que é o problema do desafio) até todas as escalas se for necessário, pois o sistema é projetado para que seja dividido em módulos de escalas, ou seja cada escala seria um </text:span><text:span text:style-name="T28">módulo</text:span><text:span text:style-name="T27"> diferente com as suas particularidades dentro do sistema, em resumo o sistema seria escalável podendo controlar desde apenas uma escala até ‘n’ escalas, de acordo com a necessidade do negócio de cada hospital.</text:span></text:p>
      <text:p text:style-name="P29"><text:span text:style-name="T27">- </text:span><text:span text:style-name="T32">O sistema seria independente do sistema já existente no hospital que não contempla o controle das escalas dos pacientes, mas ao mesmo tempo o banco de dados da nossa plataforma poderia fornecer na forma de importação com layouts de arquivos a serem definidos os dados para o sistema do hospital e de prontuário eletrônico, caso o hospital queira manter todos esses dados também no seu sistema proprietário.</text:span></text:p>
      <text:p text:style-name="P29"><text:span text:style-name="T32">- Com isso não seria necessário que o hospital (cliente do sistema) faça qualquer alteração em seu sistema original, </text:span><text:span text:style-name="T33">apenas a nossa ferramenta poderia trabalhar em paralelo com o sistema do hospital, mas também fornecer de forma independente os dados para os usuários do sistema</text:span><text:span text:style-name="T32">.</text:span></text:p>
      <text:p text:style-name="P29"><text:span text:style-name="T32"/></text:p>
      <text:p text:style-name="P30"><text:span text:style-name="T32">D</text:span><text:span text:style-name="T20">ados relevantes:</text:span></text:p>
      <text:p text:style-name="P30"><text:span text:style-name="T20"/></text:p>
      <text:p text:style-name="P31"><text:span text:style-name="T34">De acordo com </text:span><text:span text:style-name="T36">o CONASS (Conselho Nacional de Secretários de Saúde), apenas no SUS temos o seguinte</text:span><text:span text:style-name="T34">:</text:span></text:p>
      <text:p text:style-name="P31"><text:span text:style-name="T34"/></text:p>
      <text:p text:style-name="P31"><text:span text:style-name="T34">- </text:span><text:span text:style-name="T35">Santa Catarina possui </text:span><text:span text:style-name="T36">201 hospitais.</text:span></text:p>
      <text:p text:style-name="P31"><text:span text:style-name="T36">- </text:span><text:span text:style-name="T37">Na região Sul são 928 hospitais </text:span><text:span text:style-name="T38">(RS, SC e PR)</text:span><text:span text:style-name="T37">.</text:span></text:p>
      <text:p text:style-name="P32"><text:span text:style-name="T37">- </text:span><text:span text:style-name="T20">No Brasil são 5530 hospitais.</text:span></text:p>
      <text:p text:style-name="P33"><text:span text:style-name="T20">Esses números são apenas de hospitais do SUS que possui uma verba de:</text:span></text:p>
      <text:p text:style-name="P33"><text:span text:style-name="T20"/></text:p>
      <text:p text:style-name="P19">O Orçamento para o Ministério da Saúde em 2022 ficará em R$ 147,458 bilhões, contra R$ 136,761 bilhões aprovados para este ano.</text:p>
      <text:p text:style-name="P19"/>
      <text:p text:style-name="P19">Fonte: <text:a xlink:type="simple" xlink:href="https://agenciabrasil.ebc.com.br/economia/noticia/2021-08/saude-tem-previsao-de-aumento-de-r-107-bilhoes-no-orcamento-de-2022" text:style-name="Internet_20_link" text:visited-style-name="Visited_20_Internet_20_Link">https://agenciabrasil.ebc.com.br/economia/noticia/2021-08/saude-tem-previsao-de-aumento-de-r-107-bilhoes-no-orcamento-de-2022</text:a></text:p>
      <text:p text:style-name="P19"><text:soft-page-break/></text:p>
      <text:p text:style-name="P20">Conclusão:</text:p>
      <text:p text:style-name="P20"/>
      <text:p text:style-name="P20">O mercado é amplo e se o que foi apontado nesse desafio é uma realidade no país inteiro uma ferramenta como essa pode ser muito útil e quem sabe rentável.</text:p>
      <text:p text:style-name="P20">Além disso esse sistema relativamente simples pode melhorar a condição de trabalho do sistema de enfermagem que sabemos todos que é muito sobrecarregado nos hospitai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Source Serif Pro" svg:font-family="'Source Serif Pro', serif"/>
    <style:font-face style:name="Ubuntu1" svg:font-family="Ubuntu, 'var nv-fallback-ff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7:26:38.252967068</meta:creation-date>
    <dc:date>2021-12-14T11:03:50.732842443</dc:date>
    <meta:editing-duration>PT1H38M59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4" meta:paragraph-count="47" meta:word-count="1085" meta:character-count="6876" meta:non-whitespace-character-count="5831"/>
  </office:meta>
</office:document-meta>
</file>